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5.914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6.2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Sun Nov 29 22:55:44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10</text:p>
          </table:table-cell>
          <table:table-cell office:value-type="string">
            <text:p><text:s/>n_sweeps=1000000</text:p>
          </table:table-cell>
          <table:table-cell office:value-type="string">
            <text:p><text:s/>out_name=32x32theta0.01nnrep.csv</text:p>
          </table:table-cell>
        </table:table-row>
        <table:table-row table:style-name="ro1">
          <table:table-cell office:value-type="string">
            <text:p>Interaction mode: McEw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>
            <draw:frame table:end-cell-address="Sheet1.I42" table:end-x="1.449cm" table:end-y="0.346cm" draw:z-index="0" draw:style-name="gr1" svg:width="17.563cm" svg:height="13.469cm" svg:x="0.455cm" svg:y="0.426cm">
              <draw:object draw:notify-on-update-of-ranges="Sheet1.B13:Sheet1.B104 Sheet1.A13:Sheet1.A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04431289">
            <text:p>0</text:p>
          </table:table-cell>
          <table:table-cell office:value-type="float" office:value="398816">
            <text:p>398816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05748444">
            <text:p>0.01</text:p>
          </table:table-cell>
          <table:table-cell office:value-type="float" office:value="517360">
            <text:p>517360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05938933">
            <text:p>0.01</text:p>
          </table:table-cell>
          <table:table-cell office:value-type="float" office:value="534504">
            <text:p>534504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011766466">
            <text:p>0.01</text:p>
          </table:table-cell>
          <table:table-cell office:value-type="float" office:value="1058982">
            <text:p>1058982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05879467">
            <text:p>0.01</text:p>
          </table:table-cell>
          <table:table-cell office:value-type="float" office:value="529152">
            <text:p>529152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05885866">
            <text:p>0.01</text:p>
          </table:table-cell>
          <table:table-cell office:value-type="float" office:value="529728">
            <text:p>529728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0117614">
            <text:p>0.01</text:p>
          </table:table-cell>
          <table:table-cell office:value-type="float" office:value="1058526">
            <text:p>1058526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05887022">
            <text:p>0.01</text:p>
          </table:table-cell>
          <table:table-cell office:value-type="float" office:value="529832">
            <text:p>529832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011782">
            <text:p>0.01</text:p>
          </table:table-cell>
          <table:table-cell office:value-type="float" office:value="1060380">
            <text:p>1060380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011756555">
            <text:p>0.01</text:p>
          </table:table-cell>
          <table:table-cell office:value-type="float" office:value="1058090">
            <text:p>1058090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05875">
            <text:p>0.01</text:p>
          </table:table-cell>
          <table:table-cell office:value-type="float" office:value="528750">
            <text:p>528750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05896089">
            <text:p>0.01</text:p>
          </table:table-cell>
          <table:table-cell office:value-type="float" office:value="530648">
            <text:p>530648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011796111">
            <text:p>0.01</text:p>
          </table:table-cell>
          <table:table-cell office:value-type="float" office:value="1061650">
            <text:p>1061650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011752244">
            <text:p>0.01</text:p>
          </table:table-cell>
          <table:table-cell office:value-type="float" office:value="1057702">
            <text:p>1057702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05888933">
            <text:p>0.01</text:p>
          </table:table-cell>
          <table:table-cell office:value-type="float" office:value="530004">
            <text:p>530004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011765822">
            <text:p>0.01</text:p>
          </table:table-cell>
          <table:table-cell office:value-type="float" office:value="1058924">
            <text:p>1058924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011763577">
            <text:p>0.01</text:p>
          </table:table-cell>
          <table:table-cell office:value-type="float" office:value="1058722">
            <text:p>1058722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011769244">
            <text:p>0.01</text:p>
          </table:table-cell>
          <table:table-cell office:value-type="float" office:value="1059232">
            <text:p>1059232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05891356">
            <text:p>0.01</text:p>
          </table:table-cell>
          <table:table-cell office:value-type="float" office:value="530222">
            <text:p>530222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017644156">
            <text:p>0.02</text:p>
          </table:table-cell>
          <table:table-cell office:value-type="float" office:value="1587974">
            <text:p>1587974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011762111">
            <text:p>0.01</text:p>
          </table:table-cell>
          <table:table-cell office:value-type="float" office:value="1058590">
            <text:p>105859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011736845">
            <text:p>0.01</text:p>
          </table:table-cell>
          <table:table-cell office:value-type="float" office:value="1056316">
            <text:p>1056316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011782689">
            <text:p>0.01</text:p>
          </table:table-cell>
          <table:table-cell office:value-type="float" office:value="1060442">
            <text:p>1060442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011744489">
            <text:p>0.01</text:p>
          </table:table-cell>
          <table:table-cell office:value-type="float" office:value="1057004">
            <text:p>1057004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05885445">
            <text:p>0.01</text:p>
          </table:table-cell>
          <table:table-cell office:value-type="float" office:value="529690">
            <text:p>529690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011729422">
            <text:p>0.01</text:p>
          </table:table-cell>
          <table:table-cell office:value-type="float" office:value="1055648">
            <text:p>1055648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011737267">
            <text:p>0.01</text:p>
          </table:table-cell>
          <table:table-cell office:value-type="float" office:value="1056354">
            <text:p>1056354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05872511">
            <text:p>0.01</text:p>
          </table:table-cell>
          <table:table-cell office:value-type="float" office:value="528526">
            <text:p>528526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0117514">
            <text:p>0.01</text:p>
          </table:table-cell>
          <table:table-cell office:value-type="float" office:value="1057626">
            <text:p>1057626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011764133">
            <text:p>0.01</text:p>
          </table:table-cell>
          <table:table-cell office:value-type="float" office:value="1058772">
            <text:p>1058772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05858845">
            <text:p>0.01</text:p>
          </table:table-cell>
          <table:table-cell office:value-type="float" office:value="527296">
            <text:p>527296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0117234">
            <text:p>0.01</text:p>
          </table:table-cell>
          <table:table-cell office:value-type="float" office:value="1055106">
            <text:p>1055106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023467956">
            <text:p>0.02</text:p>
          </table:table-cell>
          <table:table-cell office:value-type="float" office:value="2112116">
            <text:p>2112116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011732644">
            <text:p>0.01</text:p>
          </table:table-cell>
          <table:table-cell office:value-type="float" office:value="1055938">
            <text:p>1055938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011735355">
            <text:p>0.01</text:p>
          </table:table-cell>
          <table:table-cell office:value-type="float" office:value="1056182">
            <text:p>1056182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05854066">
            <text:p>0.01</text:p>
          </table:table-cell>
          <table:table-cell office:value-type="float" office:value="526866">
            <text:p>526866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011738578">
            <text:p>0.01</text:p>
          </table:table-cell>
          <table:table-cell office:value-type="float" office:value="1056472">
            <text:p>1056472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05852089">
            <text:p>0.01</text:p>
          </table:table-cell>
          <table:table-cell office:value-type="float" office:value="526688">
            <text:p>526688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011760356">
            <text:p>0.01</text:p>
          </table:table-cell>
          <table:table-cell office:value-type="float" office:value="1058432">
            <text:p>1058432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011746312">
            <text:p>0.01</text:p>
          </table:table-cell>
          <table:table-cell office:value-type="float" office:value="1057168">
            <text:p>1057168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011760578">
            <text:p>0.01</text:p>
          </table:table-cell>
          <table:table-cell office:value-type="float" office:value="1058452">
            <text:p>1058452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011777689">
            <text:p>0.01</text:p>
          </table:table-cell>
          <table:table-cell office:value-type="float" office:value="1059992">
            <text:p>1059992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058528">
            <text:p>0.01</text:p>
          </table:table-cell>
          <table:table-cell office:value-type="float" office:value="526752">
            <text:p>526752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011733711">
            <text:p>0.01</text:p>
          </table:table-cell>
          <table:table-cell office:value-type="float" office:value="1056034">
            <text:p>1056034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011738689">
            <text:p>0.01</text:p>
          </table:table-cell>
          <table:table-cell office:value-type="float" office:value="1056482">
            <text:p>1056482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011791089">
            <text:p>0.01</text:p>
          </table:table-cell>
          <table:table-cell office:value-type="float" office:value="1061198">
            <text:p>1061198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023466466">
            <text:p>0.02</text:p>
          </table:table-cell>
          <table:table-cell office:value-type="float" office:value="2111982">
            <text:p>2111982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011743112">
            <text:p>0.01</text:p>
          </table:table-cell>
          <table:table-cell office:value-type="float" office:value="1056880">
            <text:p>1056880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05875733">
            <text:p>0.01</text:p>
          </table:table-cell>
          <table:table-cell office:value-type="float" office:value="528816">
            <text:p>528816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017613422">
            <text:p>0.02</text:p>
          </table:table-cell>
          <table:table-cell office:value-type="float" office:value="1585208">
            <text:p>1585208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011768533">
            <text:p>0.01</text:p>
          </table:table-cell>
          <table:table-cell office:value-type="float" office:value="1059168">
            <text:p>1059168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011764533">
            <text:p>0.01</text:p>
          </table:table-cell>
          <table:table-cell office:value-type="float" office:value="1058808">
            <text:p>1058808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011772">
            <text:p>0.01</text:p>
          </table:table-cell>
          <table:table-cell office:value-type="float" office:value="1059480">
            <text:p>1059480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011734111">
            <text:p>0.01</text:p>
          </table:table-cell>
          <table:table-cell office:value-type="float" office:value="1056070">
            <text:p>1056070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011762822">
            <text:p>0.01</text:p>
          </table:table-cell>
          <table:table-cell office:value-type="float" office:value="1058654">
            <text:p>1058654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017556068">
            <text:p>0.02</text:p>
          </table:table-cell>
          <table:table-cell office:value-type="float" office:value="1580046">
            <text:p>1580046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0117562">
            <text:p>0.01</text:p>
          </table:table-cell>
          <table:table-cell office:value-type="float" office:value="1058058">
            <text:p>1058058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011764">
            <text:p>0.01</text:p>
          </table:table-cell>
          <table:table-cell office:value-type="float" office:value="1058760">
            <text:p>1058760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011770267">
            <text:p>0.01</text:p>
          </table:table-cell>
          <table:table-cell office:value-type="float" office:value="1059324">
            <text:p>1059324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011745645">
            <text:p>0.01</text:p>
          </table:table-cell>
          <table:table-cell office:value-type="float" office:value="1057108">
            <text:p>1057108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011739267">
            <text:p>0.01</text:p>
          </table:table-cell>
          <table:table-cell office:value-type="float" office:value="1056534">
            <text:p>1056534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011719511">
            <text:p>0.01</text:p>
          </table:table-cell>
          <table:table-cell office:value-type="float" office:value="1054756">
            <text:p>1054756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05848689">
            <text:p>0.01</text:p>
          </table:table-cell>
          <table:table-cell office:value-type="float" office:value="526382">
            <text:p>526382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011724711">
            <text:p>0.01</text:p>
          </table:table-cell>
          <table:table-cell office:value-type="float" office:value="1055224">
            <text:p>1055224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017627222">
            <text:p>0.02</text:p>
          </table:table-cell>
          <table:table-cell office:value-type="float" office:value="1586450">
            <text:p>1586450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011761956">
            <text:p>0.01</text:p>
          </table:table-cell>
          <table:table-cell office:value-type="float" office:value="1058576">
            <text:p>1058576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0117538">
            <text:p>0.01</text:p>
          </table:table-cell>
          <table:table-cell office:value-type="float" office:value="1057842">
            <text:p>1057842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0117354">
            <text:p>0.01</text:p>
          </table:table-cell>
          <table:table-cell office:value-type="float" office:value="1056186">
            <text:p>1056186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011730844">
            <text:p>0.01</text:p>
          </table:table-cell>
          <table:table-cell office:value-type="float" office:value="1055776">
            <text:p>1055776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023495778">
            <text:p>0.02</text:p>
          </table:table-cell>
          <table:table-cell office:value-type="float" office:value="2114620">
            <text:p>2114620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011735178">
            <text:p>0.01</text:p>
          </table:table-cell>
          <table:table-cell office:value-type="float" office:value="1056166">
            <text:p>1056166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011757622">
            <text:p>0.01</text:p>
          </table:table-cell>
          <table:table-cell office:value-type="float" office:value="1058186">
            <text:p>1058186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05855156">
            <text:p>0.01</text:p>
          </table:table-cell>
          <table:table-cell office:value-type="float" office:value="526964">
            <text:p>526964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011754867">
            <text:p>0.01</text:p>
          </table:table-cell>
          <table:table-cell office:value-type="float" office:value="1057938">
            <text:p>1057938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011758222">
            <text:p>0.01</text:p>
          </table:table-cell>
          <table:table-cell office:value-type="float" office:value="1058240">
            <text:p>1058240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011768911">
            <text:p>0.01</text:p>
          </table:table-cell>
          <table:table-cell office:value-type="float" office:value="1059202">
            <text:p>1059202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011748867">
            <text:p>0.01</text:p>
          </table:table-cell>
          <table:table-cell office:value-type="float" office:value="1057398">
            <text:p>1057398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05842822">
            <text:p>0.01</text:p>
          </table:table-cell>
          <table:table-cell office:value-type="float" office:value="525854">
            <text:p>525854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011748311">
            <text:p>0.01</text:p>
          </table:table-cell>
          <table:table-cell office:value-type="float" office:value="1057348">
            <text:p>1057348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023499889">
            <text:p>0.02</text:p>
          </table:table-cell>
          <table:table-cell office:value-type="float" office:value="2114990">
            <text:p>2114990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011756711">
            <text:p>0.01</text:p>
          </table:table-cell>
          <table:table-cell office:value-type="float" office:value="1058104">
            <text:p>1058104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02943445">
            <text:p>0</text:p>
          </table:table-cell>
          <table:table-cell office:value-type="float" office:value="264910">
            <text:p>264910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017634312">
            <text:p>0.02</text:p>
          </table:table-cell>
          <table:table-cell office:value-type="float" office:value="1587088">
            <text:p>1587088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05886222">
            <text:p>0.01</text:p>
          </table:table-cell>
          <table:table-cell office:value-type="float" office:value="529760">
            <text:p>529760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011696889">
            <text:p>0.01</text:p>
          </table:table-cell>
          <table:table-cell office:value-type="float" office:value="1052720">
            <text:p>1052720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011724689">
            <text:p>0.01</text:p>
          </table:table-cell>
          <table:table-cell office:value-type="float" office:value="1055222">
            <text:p>1055222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011716067">
            <text:p>0.01</text:p>
          </table:table-cell>
          <table:table-cell office:value-type="float" office:value="1054446">
            <text:p>1054446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05862378">
            <text:p>0.01</text:p>
          </table:table-cell>
          <table:table-cell office:value-type="float" office:value="527614">
            <text:p>527614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05879489">
            <text:p>0.01</text:p>
          </table:table-cell>
          <table:table-cell office:value-type="float" office:value="529154">
            <text:p>529154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011722533">
            <text:p>0.01</text:p>
          </table:table-cell>
          <table:table-cell office:value-type="float" office:value="1055028">
            <text:p>1055028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05871067">
            <text:p>0.01</text:p>
          </table:table-cell>
          <table:table-cell office:value-type="float" office:value="528396">
            <text:p>52839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05835822">
            <text:p>0.01</text:p>
          </table:table-cell>
          <table:table-cell office:value-type="float" office:value="525224">
            <text:p>52522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/11/2009</text:date>, <text:time>23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Arthur Gordon-Wright</dc:creator>
    <dc:date>2009-11-29T23:02:4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7.564cm" svg:height="13.47cm" chart:class="chart:scatter" chart:style-name="ch1">
        <chart:plot-area chart:style-name="ch2" table:cell-range-address="Sheet1.A13:Sheet1.B104" svg:x="0.351cm" svg:y="0.269cm" svg:width="14.671cm" svg:height="12.66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:Sheet1.B104" chart:class="chart:scatter">
            <chart:domain table:cell-range-address="Sheet1.A13:Sheet1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</table:table-cell>
              <table:table-cell office:value-type="float" office:value="0.7071068">
                <text:p>0.7071068</text:p>
              </table:table-cell>
              <table:table-cell office:value-type="float" office:value="0.004431289">
                <text:p>0.00443128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05748444">
                <text:p>0.00574844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05938933">
                <text:p>0.00593893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873833">
                <text:p>1.873833</text:p>
              </table:table-cell>
              <table:table-cell office:value-type="float" office:value="0.011766466">
                <text:p>0.011766466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05879467">
                <text:p>0.00587946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05885866">
                <text:p>0.00588586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.5526555">
                <text:p>2.5526555</text:p>
              </table:table-cell>
              <table:table-cell office:value-type="float" office:value="0.0117614">
                <text:p>0.011761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05887022">
                <text:p>0.005887022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3.0829856">
                <text:p>3.0829856</text:p>
              </table:table-cell>
              <table:table-cell office:value-type="float" office:value="0.011782">
                <text:p>0.01178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3.2385491">
                <text:p>3.2385491</text:p>
              </table:table-cell>
              <table:table-cell office:value-type="float" office:value="0.011756555">
                <text:p>0.01175655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05875">
                <text:p>0.00587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05896089">
                <text:p>0.00589608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.7405949">
                <text:p>3.7405949</text:p>
              </table:table-cell>
              <table:table-cell office:value-type="float" office:value="0.011796111">
                <text:p>0.01179611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.9385848">
                <text:p>3.9385848</text:p>
              </table:table-cell>
              <table:table-cell office:value-type="float" office:value="0.011752244">
                <text:p>0.01175224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05888933">
                <text:p>0.00588893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.2992092">
                <text:p>4.2992092</text:p>
              </table:table-cell>
              <table:table-cell office:value-type="float" office:value="0.011765822">
                <text:p>0.011765822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.4123463">
                <text:p>4.4123463</text:p>
              </table:table-cell>
              <table:table-cell office:value-type="float" office:value="0.011763577">
                <text:p>0.01176357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4.6386205">
                <text:p>4.6386205</text:p>
              </table:table-cell>
              <table:table-cell office:value-type="float" office:value="0.011769244">
                <text:p>0.01176924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4.90025">
                <text:p>4.90025</text:p>
              </table:table-cell>
              <table:table-cell office:value-type="float" office:value="0.005891356">
                <text:p>0.00589135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4.9497475">
                <text:p>4.9497475</text:p>
              </table:table-cell>
              <table:table-cell office:value-type="float" office:value="0.017644156">
                <text:p>0.017644156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5.0982399">
                <text:p>5.0982399</text:p>
              </table:table-cell>
              <table:table-cell office:value-type="float" office:value="0.011762111">
                <text:p>0.01176211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5.3386562">
                <text:p>5.3386562</text:p>
              </table:table-cell>
              <table:table-cell office:value-type="float" office:value="0.011736845">
                <text:p>0.01173684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5.522504">
                <text:p>5.522504</text:p>
              </table:table-cell>
              <table:table-cell office:value-type="float" office:value="0.011782689">
                <text:p>0.011782689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5.6144278">
                <text:p>5.6144278</text:p>
              </table:table-cell>
              <table:table-cell office:value-type="float" office:value="0.011744489">
                <text:p>0.01174448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05885445">
                <text:p>0.00588544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5.7912045">
                <text:p>5.7912045</text:p>
              </table:table-cell>
              <table:table-cell office:value-type="float" office:value="0.011729422">
                <text:p>0.01172942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.0386919">
                <text:p>6.0386919</text:p>
              </table:table-cell>
              <table:table-cell office:value-type="float" office:value="0.011737267">
                <text:p>0.011737267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05872511">
                <text:p>0.005872511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.1659711">
                <text:p>6.1659711</text:p>
              </table:table-cell>
              <table:table-cell office:value-type="float" office:value="0.0117514">
                <text:p>0.011751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.2861793">
                <text:p>6.2861793</text:p>
              </table:table-cell>
              <table:table-cell office:value-type="float" office:value="0.011764133">
                <text:p>0.01176413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.363961">
                <text:p>6.363961</text:p>
              </table:table-cell>
              <table:table-cell office:value-type="float" office:value="0.005858845">
                <text:p>0.00585884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.4841692">
                <text:p>6.4841692</text:p>
              </table:table-cell>
              <table:table-cell office:value-type="float" office:value="0.0117234">
                <text:p>0.011723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.7457987">
                <text:p>6.7457987</text:p>
              </table:table-cell>
              <table:table-cell office:value-type="float" office:value="0.023467956">
                <text:p>0.02346795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.8165094">
                <text:p>6.8165094</text:p>
              </table:table-cell>
              <table:table-cell office:value-type="float" office:value="0.011732644">
                <text:p>0.01173264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.9650018">
                <text:p>6.9650018</text:p>
              </table:table-cell>
              <table:table-cell office:value-type="float" office:value="0.011735355">
                <text:p>0.01173535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05854066">
                <text:p>0.005854066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7.1771338">
                <text:p>7.1771338</text:p>
              </table:table-cell>
              <table:table-cell office:value-type="float" office:value="0.011738578">
                <text:p>0.01173857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05852089">
                <text:p>0.00585208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7.3821948">
                <text:p>7.3821948</text:p>
              </table:table-cell>
              <table:table-cell office:value-type="float" office:value="0.011760356">
                <text:p>0.01176035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7.4529055">
                <text:p>7.4529055</text:p>
              </table:table-cell>
              <table:table-cell office:value-type="float" office:value="0.011746312">
                <text:p>0.01174631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7.4811897">
                <text:p>7.4811897</text:p>
              </table:table-cell>
              <table:table-cell office:value-type="float" office:value="0.011760578">
                <text:p>0.01176057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7.6508954">
                <text:p>7.6508954</text:p>
              </table:table-cell>
              <table:table-cell office:value-type="float" office:value="0.011777689">
                <text:p>0.011777689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058528">
                <text:p>0.005852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7.8771695">
                <text:p>7.8771695</text:p>
              </table:table-cell>
              <table:table-cell office:value-type="float" office:value="0.011733711">
                <text:p>0.01173371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7.9690934">
                <text:p>7.9690934</text:p>
              </table:table-cell>
              <table:table-cell office:value-type="float" office:value="0.011738689">
                <text:p>0.01173868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8.032733">
                <text:p>8.032733</text:p>
              </table:table-cell>
              <table:table-cell office:value-type="float" office:value="0.011791089">
                <text:p>0.011791089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8.1529412">
                <text:p>8.1529412</text:p>
              </table:table-cell>
              <table:table-cell office:value-type="float" office:value="0.023466466">
                <text:p>0.02346646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8.336789">
                <text:p>8.336789</text:p>
              </table:table-cell>
              <table:table-cell office:value-type="float" office:value="0.011743112">
                <text:p>0.011743112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05875733">
                <text:p>0.005875733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8.5701342">
                <text:p>8.5701342</text:p>
              </table:table-cell>
              <table:table-cell office:value-type="float" office:value="0.017613422">
                <text:p>0.01761342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8.6054895">
                <text:p>8.6054895</text:p>
              </table:table-cell>
              <table:table-cell office:value-type="float" office:value="0.011768533">
                <text:p>0.011768533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8.6903423">
                <text:p>8.6903423</text:p>
              </table:table-cell>
              <table:table-cell office:value-type="float" office:value="0.011764533">
                <text:p>0.011764533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8.8317637">
                <text:p>8.8317637</text:p>
              </table:table-cell>
              <table:table-cell office:value-type="float" office:value="0.011772">
                <text:p>0.01177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8.860048">
                <text:p>8.860048</text:p>
              </table:table-cell>
              <table:table-cell office:value-type="float" office:value="0.011734111">
                <text:p>0.01173411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9.0297536">
                <text:p>9.0297536</text:p>
              </table:table-cell>
              <table:table-cell office:value-type="float" office:value="0.011762822">
                <text:p>0.011762822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9.1923882">
                <text:p>9.1923882</text:p>
              </table:table-cell>
              <table:table-cell office:value-type="float" office:value="0.017556068">
                <text:p>0.0175560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9.2489567">
                <text:p>9.2489567</text:p>
              </table:table-cell>
              <table:table-cell office:value-type="float" office:value="0.0117562">
                <text:p>0.011756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9.2701699">
                <text:p>9.2701699</text:p>
              </table:table-cell>
              <table:table-cell office:value-type="float" office:value="0.011764">
                <text:p>0.011764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9.3550227">
                <text:p>9.3550227</text:p>
              </table:table-cell>
              <table:table-cell office:value-type="float" office:value="0.011770267">
                <text:p>0.011770267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9.5105862">
                <text:p>9.5105862</text:p>
              </table:table-cell>
              <table:table-cell office:value-type="float" office:value="0.011745645">
                <text:p>0.01174564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9.5671547">
                <text:p>9.5671547</text:p>
              </table:table-cell>
              <table:table-cell office:value-type="float" office:value="0.011739267">
                <text:p>0.011739267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9.7227182">
                <text:p>9.7227182</text:p>
              </table:table-cell>
              <table:table-cell office:value-type="float" office:value="0.011719511">
                <text:p>0.011719511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9.8005">
                <text:p>9.8005</text:p>
              </table:table-cell>
              <table:table-cell office:value-type="float" office:value="0.005848689">
                <text:p>0.00584868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9.8217132">
                <text:p>9.8217132</text:p>
              </table:table-cell>
              <table:table-cell office:value-type="float" office:value="0.011724711">
                <text:p>0.01172471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9.8994949">
                <text:p>9.8994949</text:p>
              </table:table-cell>
              <table:table-cell office:value-type="float" office:value="0.017627222">
                <text:p>0.017627222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9.9772767">
                <text:p>9.9772767</text:p>
              </table:table-cell>
              <table:table-cell office:value-type="float" office:value="0.011761956">
                <text:p>0.01176195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0117538">
                <text:p>0.0117538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0117354">
                <text:p>0.0117354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011730844">
                <text:p>0.011730844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023495778">
                <text:p>0.023495778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011735178">
                <text:p>0.01173517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011757622">
                <text:p>0.011757622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05855156">
                <text:p>0.005855156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011754867">
                <text:p>0.011754867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011758222">
                <text:p>0.01175822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011768911">
                <text:p>0.011768911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011748867">
                <text:p>0.01174886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05842822">
                <text:p>0.00584282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011748311">
                <text:p>0.011748311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023499889">
                <text:p>0.023499889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011756711">
                <text:p>0.01175671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02943445">
                <text:p>0.002943445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017634312">
                <text:p>0.017634312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05886222">
                <text:p>0.005886222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011696889">
                <text:p>0.011696889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1.681404">
                <text:p>11.681404</text:p>
              </table:table-cell>
              <table:table-cell office:value-type="float" office:value="0.011724689">
                <text:p>0.011724689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011716067">
                <text:p>0.011716067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05862378">
                <text:p>0.005862378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05879489">
                <text:p>0.00587948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011722533">
                <text:p>0.011722533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05871067">
                <text:p>0.005871067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05835822">
                <text:p>0.005835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